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e7cd6" officeooo:paragraph-rsid="001e7cd6" style:font-weight-asian="bold" style:font-weight-complex="bold"/>
    </style:style>
    <style:style style:name="P2" style:family="paragraph" style:parent-style-name="Standard">
      <style:paragraph-properties fo:text-align="start" style:justify-single-word="false"/>
      <style:text-properties fo:font-weight="normal" officeooo:rsid="001e7cd6" officeooo:paragraph-rsid="001e7cd6" style:font-weight-asian="normal" style:font-weight-complex="normal"/>
    </style:style>
    <style:style style:name="P3" style:family="paragraph" style:parent-style-name="Standard">
      <style:paragraph-properties fo:text-align="start" style:justify-single-word="false"/>
      <style:text-properties fo:font-weight="normal" officeooo:rsid="001e7cd6" officeooo:paragraph-rsid="002342ce" style:font-weight-asian="normal" style:font-weight-complex="normal"/>
    </style:style>
    <style:style style:name="T1" style:family="text">
      <style:text-properties officeooo:rsid="0020ee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Stenmark</text:p>
      <text:p text:style-name="P1">AP Computer Science</text:p>
      <text:p text:style-name="P1">2016-01-04</text:p>
      <text:p text:style-name="P1"/>
      <text:p text:style-name="P2"><text:tab/></text:p>
      <text:p text:style-name="P2"/>
      <text:p text:style-name="P3"><text:tab/>Code readability depends directly on correct, consistent syntax, adherence to best-practice rules and good documentation. These are all especially important when working in a team or open environment, where others may have to read and make changes to your code. </text:p>
      <text:p text:style-name="P3"/>
      <text:p text:style-name="P3"><text:tab/>Example 1 more or less follows these guidelines, <text:span text:style-name="T1">although I am not sure a comment to denote the main method is necessary. </text:span></text:p>
      <text:p text:style-name="P3"><text:span text:style-name="T1"><text:tab/></text:span></text:p>
      <text:p text:style-name="P3"><text:span text:style-name="T1"><text:tab/>Example 2 introduces some tabbing inconsistencies, for instance the opening and closing brackets of the main method and static method are not tabbed equally. While this code will compile and run, it would be cleaner looking and easier to read if the author had used correct tabbing. Finally, </text:span></text:p>
      <text:p text:style-name="P3"/>
      <text:p text:style-name="P3"><text:span text:style-name="T1"><text:tab/>Example 3 exhibits the same inconsistent tabbing, and introduces inconsistent whitespaces between parentheses. The default constructor on line 4 has no whitespace between it's parentheses, while the method on line 9 does. This inconsistency occurs more than once in this example. </text:span></text:p>
      <text:p text:style-name="P3"/>
      <text:p text:style-name="P3"><text:span text:style-name="T1"><text:tab/>I prefer the style of the first example. Pairing brackets should always be tabbed equally, and comments should be included only in instances where the purpose or function of the code is not immediately apparent. However, comments should not be used as a substitute for readable code. Trust the compiler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1:38:59.112954941</meta:creation-date>
    <dc:date>2016-01-14T18:17:27.341593803</dc:date>
    <meta:editing-duration>PT1H20M38S</meta:editing-duration>
    <meta:editing-cycles>2</meta:editing-cycles>
    <meta:generator>LibreOffice/4.4.7.2$Linux_X86_64 LibreOffice_project/40$Build-2</meta:generator>
    <meta:document-statistic meta:table-count="0" meta:image-count="0" meta:object-count="0" meta:page-count="1" meta:paragraph-count="10" meta:word-count="207" meta:character-count="1310" meta:non-whitespace-character-count="1098"/>
  </office:meta>
</office:document-meta>
</file>